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1fc4bd" officeooo:paragraph-rsid="004167c8"/>
    </style:style>
    <style:style style:name="P11" style:family="paragraph" style:parent-style-name="Standard">
      <style:text-properties style:font-name="Liberation Serif" officeooo:rsid="0036135e" officeooo:paragraph-rsid="0036135e"/>
    </style:style>
    <style:style style:name="P12" style:family="paragraph" style:parent-style-name="Standard">
      <style:text-properties style:font-name="Noto Sans CJK SC Regular" officeooo:rsid="002909b4" officeooo:paragraph-rsid="001fc4bd"/>
    </style:style>
    <style:style style:name="P13" style:family="paragraph" style:parent-style-name="Standard">
      <style:text-properties style:font-name="Noto Sans CJK SC Regular" officeooo:rsid="002ab3d1" officeooo:paragraph-rsid="001fc4bd"/>
    </style:style>
    <style:style style:name="P14" style:family="paragraph" style:parent-style-name="Standard">
      <style:text-properties style:font-name="Noto Sans CJK SC Regular" officeooo:rsid="002c444d" officeooo:paragraph-rsid="001fc4bd"/>
    </style:style>
    <style:style style:name="P15" style:family="paragraph" style:parent-style-name="Standard">
      <style:text-properties style:font-name="Noto Sans CJK SC Regular" officeooo:rsid="002e0050" officeooo:paragraph-rsid="001fc4bd"/>
    </style:style>
    <style:style style:name="P16" style:family="paragraph" style:parent-style-name="Standard">
      <style:text-properties style:font-name="Noto Sans CJK SC Regular" officeooo:rsid="0030706e" officeooo:paragraph-rsid="001fc4bd"/>
    </style:style>
    <style:style style:name="P17" style:family="paragraph" style:parent-style-name="Standard">
      <style:text-properties style:font-name="Noto Sans CJK SC Regular" officeooo:rsid="00324598" officeooo:paragraph-rsid="001fc4bd"/>
    </style:style>
    <style:style style:name="P18" style:family="paragraph" style:parent-style-name="Standard">
      <style:text-properties style:font-name="Noto Sans CJK SC Regular" officeooo:rsid="0032b72b" officeooo:paragraph-rsid="001fc4bd"/>
    </style:style>
    <style:style style:name="P19" style:family="paragraph" style:parent-style-name="Standard">
      <style:text-properties style:font-name="Noto Sans CJK SC Regular" officeooo:rsid="003942e3" officeooo:paragraph-rsid="001fc4bd"/>
    </style:style>
    <style:style style:name="P20" style:family="paragraph" style:parent-style-name="Standard">
      <style:text-properties style:font-name="Noto Sans CJK SC Regular" officeooo:rsid="00397376" officeooo:paragraph-rsid="001fc4bd"/>
    </style:style>
    <style:style style:name="P21" style:family="paragraph" style:parent-style-name="Standard">
      <style:text-properties style:font-name="Noto Sans CJK SC Regular" officeooo:rsid="003c1979" officeooo:paragraph-rsid="001fc4bd"/>
    </style:style>
    <style:style style:name="P22" style:family="paragraph" style:parent-style-name="Standard">
      <style:text-properties style:font-name="Noto Sans CJK SC Regular" officeooo:rsid="003f9fa8" officeooo:paragraph-rsid="001fc4bd"/>
    </style:style>
    <style:style style:name="P23" style:family="paragraph" style:parent-style-name="Standard">
      <style:text-properties style:font-name="Noto Sans CJK SC Regular" officeooo:rsid="003ba57a" officeooo:paragraph-rsid="001fc4bd"/>
    </style:style>
    <style:style style:name="P24" style:family="paragraph" style:parent-style-name="Standard">
      <style:text-properties style:font-name="Noto Sans CJK SC Regular" officeooo:rsid="004276a5" officeooo:paragraph-rsid="004276a5"/>
    </style:style>
    <style:style style:name="P25" style:family="paragraph" style:parent-style-name="Standard">
      <style:text-properties style:font-name="Noto Sans CJK SC Regular" officeooo:rsid="00435bd3" officeooo:paragraph-rsid="00435bd3"/>
    </style:style>
    <style:style style:name="P26" style:family="paragraph" style:parent-style-name="Standard">
      <style:text-properties style:font-name="Noto Sans CJK SC Regular" officeooo:rsid="00444884" officeooo:paragraph-rsid="00444884"/>
    </style:style>
    <style:style style:name="P27" style:family="paragraph" style:parent-style-name="Standard">
      <style:text-properties style:font-name="Noto Sans CJK SC Regular" fo:font-weight="bold" officeooo:rsid="004276a5" officeooo:paragraph-rsid="004276a5" style:font-weight-asian="bold" style:font-weight-complex="bold"/>
    </style:style>
    <style:style style:name="P28" style:family="paragraph" style:parent-style-name="Standard">
      <style:text-properties style:font-name="Noto Sans CJK SC Regular" fo:font-weight="bold" officeooo:rsid="00435bd3" officeooo:paragraph-rsid="00435bd3" style:font-weight-asian="bold" style:font-weight-complex="bold"/>
    </style:style>
    <style:style style:name="P29" style:family="paragraph" style:parent-style-name="Standard">
      <style:text-properties style:font-name="Noto Sans CJK SC Regular" officeooo:rsid="004167c8" officeooo:paragraph-rsid="004167c8"/>
    </style:style>
    <style:style style:name="P30" style:family="paragraph" style:parent-style-name="Standard">
      <style:text-properties style:font-name="Noto Sans CJK SC Regular" officeooo:rsid="004167c8" officeooo:paragraph-rsid="001fc4bd"/>
    </style:style>
    <style:style style:name="P31" style:family="paragraph" style:parent-style-name="Standard">
      <style:text-properties style:font-name="Noto Sans CJK SC Regular" officeooo:rsid="004167c8" officeooo:paragraph-rsid="0041db8f"/>
    </style:style>
    <style:style style:name="P32" style:family="paragraph" style:parent-style-name="Standard">
      <style:text-properties style:font-name="Noto Sans CJK SC Regular" officeooo:rsid="0046389f" officeooo:paragraph-rsid="0046389f"/>
    </style:style>
    <style:style style:name="P33" style:family="paragraph" style:parent-style-name="Standard">
      <style:paragraph-properties fo:text-align="end" style:justify-single-word="false"/>
      <style:text-properties style:font-name="Noto Sans CJK SC Regular" officeooo:rsid="0046389f" officeooo:paragraph-rsid="0046389f"/>
    </style:style>
    <style:style style:name="P34" style:family="paragraph" style:parent-style-name="Standard">
      <style:text-properties style:font-name="Noto Sans CJK SC Regular" officeooo:rsid="00489998" officeooo:paragraph-rsid="00489998"/>
    </style:style>
    <style:style style:name="P35" style:family="paragraph" style:parent-style-name="Standard">
      <style:paragraph-properties fo:text-align="end" style:justify-single-word="false"/>
      <style:text-properties style:font-name="Noto Sans CJK SC Regular" officeooo:rsid="00489998" officeooo:paragraph-rsid="00489998"/>
    </style:style>
    <style:style style:name="P36" style:family="paragraph" style:parent-style-name="Standard">
      <style:text-properties style:font-name="Noto Sans CJK SC Regular" officeooo:rsid="004e6e1b" officeooo:paragraph-rsid="004e6e1b"/>
    </style:style>
    <style:style style:name="P37" style:family="paragraph" style:parent-style-name="Standard">
      <style:text-properties style:font-name="Noto Sans CJK SC Regular" officeooo:rsid="004a538a" officeooo:paragraph-rsid="00489998"/>
    </style:style>
    <style:style style:name="P38" style:family="paragraph" style:parent-style-name="Standard">
      <style:text-properties style:font-name="Noto Sans CJK SC Regular" officeooo:rsid="005329c2" officeooo:paragraph-rsid="005329c2"/>
    </style:style>
    <style:style style:name="P39" style:family="paragraph" style:parent-style-name="Standard">
      <style:paragraph-properties fo:text-align="end" style:justify-single-word="false"/>
      <style:text-properties style:font-name="Noto Sans CJK SC Regular" officeooo:rsid="005329c2" officeooo:paragraph-rsid="005329c2"/>
    </style:style>
    <style:style style:name="P40" style:family="paragraph" style:parent-style-name="Standard">
      <style:text-properties style:font-name="Noto Sans CJK SC Regular" officeooo:rsid="0054fd06" officeooo:paragraph-rsid="005329c2"/>
    </style:style>
    <style:style style:name="P41" style:family="paragraph" style:parent-style-name="Standard">
      <style:text-properties style:font-name="Noto Sans CJK SC Regular" officeooo:rsid="0055b51d" officeooo:paragraph-rsid="005329c2"/>
    </style:style>
    <style:style style:name="P42" style:family="paragraph" style:parent-style-name="Standard">
      <style:text-properties style:font-name="Noto Sans CJK SC Regular" officeooo:rsid="00578312" officeooo:paragraph-rsid="005329c2"/>
    </style:style>
    <style:style style:name="P43" style:family="paragraph" style:parent-style-name="Standard">
      <style:text-properties style:font-name="Noto Sans CJK SC Regular" officeooo:rsid="00598465" officeooo:paragraph-rsid="00598465"/>
    </style:style>
    <style:style style:name="P44" style:family="paragraph" style:parent-style-name="Standard">
      <style:paragraph-properties fo:text-align="end" style:justify-single-word="false"/>
      <style:text-properties style:font-name="Noto Sans CJK SC Regular" officeooo:rsid="00598465" officeooo:paragraph-rsid="00598465"/>
    </style:style>
    <style:style style:name="P45" style:family="paragraph" style:parent-style-name="Standard">
      <style:text-properties style:font-name="Noto Sans CJK SC Regular" fo:font-size="10.5pt" officeooo:rsid="00598465" officeooo:paragraph-rsid="00598465" style:font-size-asian="10.5pt" style:font-size-complex="10.5pt"/>
    </style:style>
    <style:style style:name="P46" style:family="paragraph" style:parent-style-name="Standard">
      <style:text-properties style:font-name="Noto Sans CJK SC Regular" fo:font-size="10.5pt" officeooo:rsid="00598465" officeooo:paragraph-rsid="005cbecd" style:font-size-asian="10.5pt" style:font-size-complex="10.5pt"/>
    </style:style>
    <style:style style:name="P47" style:family="paragraph" style:parent-style-name="Standard">
      <style:text-properties style:font-name="Noto Sans CJK SC Regular" fo:font-size="10.5pt" officeooo:rsid="005ad386" officeooo:paragraph-rsid="00598465" style:font-size-asian="10.5pt" style:font-size-complex="10.5pt"/>
    </style:style>
    <style:style style:name="P48" style:family="paragraph" style:parent-style-name="Standard">
      <style:text-properties style:font-name="Noto Sans CJK SC Regular" fo:font-size="10.5pt" officeooo:rsid="005cbecd" officeooo:paragraph-rsid="005cbecd" style:font-size-asian="10.5pt" style:font-size-complex="10.5pt"/>
    </style:style>
    <style:style style:name="P49" style:family="paragraph" style:parent-style-name="Standard">
      <style:text-properties style:font-name="Noto Sans CJK SC Regular" fo:font-size="10.5pt" officeooo:rsid="0060766c" officeooo:paragraph-rsid="00598465" style:font-size-asian="10.5pt" style:font-size-complex="10.5pt"/>
    </style:style>
    <style:style style:name="P50" style:family="paragraph" style:parent-style-name="Standard">
      <style:text-properties style:font-name="Noto Sans CJK SC Regular" fo:font-size="10.5pt" officeooo:rsid="0062dfb6" officeooo:paragraph-rsid="00598465" style:font-size-asian="10.5pt" style:font-size-complex="10.5pt"/>
    </style:style>
    <style:style style:name="P51" style:family="paragraph" style:parent-style-name="Standard">
      <style:text-properties style:font-name="Noto Sans CJK SC Regular" fo:font-size="10.5pt" officeooo:rsid="00650ea8" officeooo:paragraph-rsid="00650ea8" style:font-size-asian="10.5pt" style:font-size-complex="10.5pt"/>
    </style:style>
    <style:style style:name="P52" style:family="paragraph" style:parent-style-name="Standard">
      <style:paragraph-properties fo:text-align="end" style:justify-single-word="false"/>
      <style:text-properties style:font-name="Noto Sans CJK SC Regular" fo:font-size="10.5pt" officeooo:rsid="00650ea8" officeooo:paragraph-rsid="00650ea8" style:font-size-asian="10.5pt" style:font-size-complex="10.5pt"/>
    </style:style>
    <style:style style:name="P53" style:family="paragraph" style:parent-style-name="Standard">
      <style:text-properties style:font-name="Noto Sans CJK SC Regular" fo:font-size="10.5pt" officeooo:rsid="006a836c" officeooo:paragraph-rsid="00650ea8" style:font-size-asian="10.5pt" style:font-size-complex="10.5pt"/>
    </style:style>
    <style:style style:name="P54" style:family="paragraph" style:parent-style-name="Standard">
      <style:text-properties style:font-name="Noto Sans CJK SC Regular" fo:font-size="10.5pt" officeooo:rsid="006ac339" officeooo:paragraph-rsid="00650ea8" style:font-size-asian="10.5pt" style:font-size-complex="10.5pt"/>
    </style:style>
    <style:style style:name="P55" style:family="paragraph" style:parent-style-name="Standard">
      <style:text-properties style:font-name="Noto Sans CJK SC Regular" fo:font-size="10.5pt" officeooo:rsid="00750eb3" officeooo:paragraph-rsid="00650ea8" style:font-size-asian="10.5pt" style:font-size-complex="10.5pt"/>
    </style:style>
    <style:style style:name="P56" style:family="paragraph" style:parent-style-name="Standard">
      <style:paragraph-properties fo:text-align="end" style:justify-single-word="false"/>
      <style:text-properties style:font-name="Noto Sans CJK SC Regular" fo:font-size="10.5pt" officeooo:rsid="00750eb3" officeooo:paragraph-rsid="00650ea8" style:font-size-asian="10.5pt" style:font-size-complex="10.5pt"/>
    </style:style>
    <style:style style:name="P57" style:family="paragraph" style:parent-style-name="Standard">
      <style:text-properties style:font-name="Noto Sans CJK SC Regular" fo:font-size="10.5pt" officeooo:rsid="00750eb3" officeooo:paragraph-rsid="007d8f28" style:font-size-asian="10.5pt" style:font-size-complex="10.5pt"/>
    </style:style>
    <style:style style:name="P58" style:family="paragraph" style:parent-style-name="Standard">
      <style:text-properties style:font-name="Noto Sans CJK SC Regular" fo:font-size="10.5pt" officeooo:rsid="007a82cd" officeooo:paragraph-rsid="007a82cd" style:font-size-asian="10.5pt" style:font-size-complex="10.5pt"/>
    </style:style>
    <style:style style:name="P59" style:family="paragraph" style:parent-style-name="Standard">
      <style:text-properties style:font-name="Noto Sans CJK SC Regular" fo:font-size="10.5pt" officeooo:rsid="007c3ab7" officeooo:paragraph-rsid="007c3ab7" style:font-size-asian="10.5pt" style:font-size-complex="10.5pt"/>
    </style:style>
    <style:style style:name="P60" style:family="paragraph" style:parent-style-name="Standard">
      <style:text-properties style:font-name="Noto Sans CJK SC Regular" fo:font-size="10.5pt" officeooo:rsid="007d8f28" officeooo:paragraph-rsid="007d8f28" style:font-size-asian="10.5pt" style:font-size-complex="10.5pt"/>
    </style:style>
    <style:style style:name="P61" style:family="paragraph" style:parent-style-name="Heading_20_1">
      <style:paragraph-properties fo:text-align="center" style:justify-single-word="false"/>
    </style:style>
    <style:style style:name="P62" style:family="paragraph" style:parent-style-name="Heading_20_1">
      <style:paragraph-properties fo:text-align="center" style:justify-single-word="false" fo:break-before="page"/>
    </style:style>
    <style:style style:name="P63" style:family="paragraph" style:parent-style-name="Heading_20_2">
      <style:paragraph-properties fo:text-align="center" style:justify-single-word="false"/>
    </style:style>
    <style:style style:name="P64" style:family="paragraph" style:parent-style-name="Heading_20_2">
      <style:paragraph-properties fo:text-align="center" style:justify-single-word="false"/>
      <style:text-properties officeooo:paragraph-rsid="005ad386"/>
    </style:style>
    <style:style style:name="T1" style:family="text">
      <style:text-properties style:font-name="Noto Sans CJK SC Regular"/>
    </style:style>
    <style:style style:name="T2" style:family="text">
      <style:text-properties style:font-name="Noto Sans CJK SC Regular" officeooo:rsid="001a0e0d"/>
    </style:style>
    <style:style style:name="T3" style:family="text">
      <style:text-properties style:font-name="Noto Sans CJK SC Regular" officeooo:rsid="002909b4"/>
    </style:style>
    <style:style style:name="T4" style:family="text">
      <style:text-properties style:font-name="Noto Sans CJK SC Regular" fo:font-weight="bold" style:font-weight-asian="bold" style:font-weight-complex="bold"/>
    </style:style>
    <style:style style:name="T5" style:family="text">
      <style:text-properties style:font-name="Noto Sans CJK SC Regular" fo:font-weight="bold" officeooo:rsid="002909b4" style:font-weight-asian="bold" style:font-weight-complex="bold"/>
    </style:style>
    <style:style style:name="T6" style:family="text">
      <style:text-properties style:font-name="Noto Sans CJK SC Regular" fo:font-weight="bold" officeooo:rsid="002e0050" style:font-weight-asian="bold" style:font-weight-complex="bold"/>
    </style:style>
    <style:style style:name="T7" style:family="text">
      <style:text-properties style:font-name="Noto Sans CJK SC Regular" fo:font-weight="bold" officeooo:rsid="002f901c" style:font-weight-asian="bold" style:font-weight-complex="bold"/>
    </style:style>
    <style:style style:name="T8" style:family="text">
      <style:text-properties style:font-name="Noto Sans CJK SC Regular" fo:font-weight="bold" officeooo:rsid="00324598" style:font-weight-asian="bold" style:font-weight-complex="bold"/>
    </style:style>
    <style:style style:name="T9" style:family="text">
      <style:text-properties style:font-name="Noto Sans CJK SC Regular" fo:font-weight="bold" officeooo:rsid="0032b72b" style:font-weight-asian="bold" style:font-weight-complex="bold"/>
    </style:style>
    <style:style style:name="T10" style:family="text">
      <style:text-properties style:font-name="Noto Sans CJK SC Regular" fo:font-weight="bold" officeooo:rsid="003942e3" style:font-weight-asian="bold" style:font-weight-complex="bold"/>
    </style:style>
    <style:style style:name="T11" style:family="text">
      <style:text-properties style:font-name="Noto Sans CJK SC Regular" fo:font-weight="bold" officeooo:rsid="00401089" style:font-weight-asian="bold" style:font-weight-complex="bold"/>
    </style:style>
    <style:style style:name="T12" style:family="text">
      <style:text-properties style:font-name="Noto Sans CJK SC Regular" fo:font-weight="bold" officeooo:rsid="004167c8" style:font-weight-asian="bold" style:font-weight-complex="bold"/>
    </style:style>
    <style:style style:name="T13" style:family="text">
      <style:text-properties style:font-name="Noto Sans CJK SC Regular" fo:font-weight="bold" officeooo:rsid="0041db8f"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style:style style:name="T30" style:family="text">
      <style:text-properties style:font-name="Noto Sans CJK SC Regular" officeooo:rsid="004167c8"/>
    </style:style>
    <style:style style:name="T31" style:family="text">
      <style:text-properties style:font-name="Noto Sans CJK SC Regular" officeooo:rsid="004a538a"/>
    </style:style>
    <style:style style:name="T32" style:family="text">
      <style:text-properties style:font-name="Noto Sans CJK SC Regular" officeooo:rsid="0054fd06"/>
    </style:style>
    <style:style style:name="T33" style:family="text">
      <style:text-properties style:font-name="Noto Sans CJK SC Regular" officeooo:rsid="0055b51d"/>
    </style:style>
    <style:style style:name="T34" style:family="text">
      <style:text-properties style:font-name="Noto Sans CJK SC Regular" officeooo:rsid="00578312"/>
    </style:style>
    <style:style style:name="T35" style:family="text">
      <style:text-properties style:font-name="Noto Sans CJK SC Regular" officeooo:rsid="005ad386"/>
    </style:style>
    <style:style style:name="T36" style:family="text">
      <style:text-properties style:font-name="Noto Sans CJK SC Regular" officeooo:rsid="005cbecd"/>
    </style:style>
    <style:style style:name="T37" style:family="text">
      <style:text-properties style:font-name="Noto Sans CJK SC Regular" officeooo:rsid="0060766c"/>
    </style:style>
    <style:style style:name="T38" style:family="text">
      <style:text-properties style:font-name="Noto Sans CJK SC Regular" officeooo:rsid="0062dfb6"/>
    </style:style>
    <style:style style:name="T39" style:family="text">
      <style:text-properties style:font-name="Noto Sans CJK SC Regular" officeooo:rsid="0065e69d"/>
    </style:style>
    <style:style style:name="T40" style:family="text">
      <style:text-properties style:font-name="Noto Sans CJK SC Regular" officeooo:rsid="006a836c"/>
    </style:style>
    <style:style style:name="T41" style:family="text">
      <style:text-properties style:font-name="Noto Sans CJK SC Regular" officeooo:rsid="006ac339"/>
    </style:style>
    <style:style style:name="T42" style:family="text">
      <style:text-properties style:font-name="Noto Sans CJK SC Regular" officeooo:rsid="007048f0"/>
    </style:style>
    <style:style style:name="T43" style:family="text">
      <style:text-properties style:font-name="Noto Sans CJK SC Regular" officeooo:rsid="007221b3"/>
    </style:style>
    <style:style style:name="T44" style:family="text">
      <style:text-properties style:font-name="Noto Sans CJK SC Regular" officeooo:rsid="00750eb3"/>
    </style:style>
    <style:style style:name="T45" style:family="text">
      <style:text-properties style:font-name="Liberation Serif" officeooo:rsid="001a0e0d"/>
    </style:style>
    <style:style style:name="T46" style:family="text">
      <style:text-properties officeooo:rsid="00278ec6"/>
    </style:style>
    <style:style style:name="T47" style:family="text">
      <style:text-properties fo:font-weight="bold" style:font-weight-asian="bold" style:font-weight-complex="bold"/>
    </style:style>
    <style:style style:name="T48" style:family="text">
      <style:text-properties fo:font-weight="bold" officeooo:rsid="0041db8f" style:font-weight-asian="bold" style:font-weight-complex="bold"/>
    </style:style>
    <style:style style:name="T49" style:family="text">
      <style:text-properties fo:font-weight="bold" officeooo:rsid="00515d9f" style:font-weight-asian="bold" style:font-weight-complex="bold"/>
    </style:style>
    <style:style style:name="T50" style:family="text">
      <style:text-properties officeooo:rsid="0047c623"/>
    </style:style>
    <style:style style:name="T51" style:family="text">
      <style:text-properties officeooo:rsid="00489998"/>
    </style:style>
    <style:style style:name="T52" style:family="text">
      <style:text-properties officeooo:rsid="004a538a"/>
    </style:style>
    <style:style style:name="T53" style:family="text">
      <style:text-properties officeooo:rsid="004bbbdc"/>
    </style:style>
    <style:style style:name="T54" style:family="text">
      <style:text-properties officeooo:rsid="004c9b08"/>
    </style:style>
    <style:style style:name="T55" style:family="text">
      <style:text-properties officeooo:rsid="004e6e1b"/>
    </style:style>
    <style:style style:name="T56" style:family="text">
      <style:text-properties fo:font-weight="normal" style:font-weight-asian="normal" style:font-weight-complex="normal"/>
    </style:style>
    <style:style style:name="T57" style:family="text">
      <style:text-properties officeooo:rsid="004f6666"/>
    </style:style>
    <style:style style:name="T58" style:family="text">
      <style:text-properties officeooo:rsid="00515d9f"/>
    </style:style>
    <style:style style:name="T59" style:family="text">
      <style:text-properties officeooo:rsid="007a4de7"/>
    </style:style>
    <style:style style:name="T60" style:family="text">
      <style:text-properties style:font-name="Noto Sans CJK SC Regular" officeooo:rsid="007a4de7"/>
    </style:style>
    <style:style style:name="T61" style:family="text">
      <style:text-properties officeooo:rsid="007a82cd"/>
    </style:style>
    <style:style style:name="T62" style:family="text">
      <style:text-properties officeooo:rsid="007b281b"/>
    </style:style>
    <style:style style:name="T63" style:family="text">
      <style:text-properties officeooo:rsid="0082ef6d"/>
    </style:style>
    <style:style style:name="T64" style:family="text">
      <style:text-properties officeooo:rsid="008321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63"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2">·</text:span><text:span text:style-name="T45">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63" text:outline-level="2">要想从客户口袋里掏钱，先给客户掏心</text:h>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品相比，能够帮客户节省多少钱。这样，客户感觉我们时刻在为他考虑，而不是一心想着掏钱，掏完钱就走，那么客户自然不会等我们开口就主动掏钱了。</text:p>
      <text:p text:style-name="P7"><text:soft-page-break/></text:p>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63" text:outline-level="2">不要在客户面前喋喋不休</text:h>
      <text:p text:style-name="P7">我们在总公司的会议上对推销员为什么会失去推销机会进行投票表决，结果<text:span text:style-name="T46">75%的人认为最主要的原因是</text:span>推销员说得太多。</text:p>
      <text:p text:style-name="P8">--哈尔哈德<text:span text:style-name="T3">·纽曼(通用电气副总裁)</text:span></text:p>
      <text:p text:style-name="P7"><text:span text:style-name="T3">我们知道，</text:span><text:span text:style-name="T5">一个人想要以自己的观点说服对方必须凭借有效的交流和沟通，而沟通效果的好坏并不取决于谈话的长度，而是在于所说的内容是不是能够让对方感到清晰明了、有理有据，足够引起对方的兴趣。</text:span></text:p>
      <text:p text:style-name="P12"/>
      <text:p text:style-name="P12">每个人都有表现欲，如果销售员夺去了客户说话和表现的能力，客户自然会不高兴，这样客户对你的印象值也就下降了。</text:p>
      <text:p text:style-name="P12"/>
      <text:p text:style-name="P7"><text:span text:style-name="T3">喋喋不休的推销员小李的例子</text:span><text:span text:style-name="T14">：</text:span></text:p>
      <text:p text:style-name="P13">尽量少自夸</text:p>
      <text:p text:style-name="P13">语言简洁易懂</text:p>
      <text:p text:style-name="P12"/>
      <text:p text:style-name="P7"><text:span text:style-name="T3">用棍子弯曲比喻人的视力的PC保护屏推销员小王的例子</text:span><text:span text:style-name="T15">：</text:span></text:p>
      <text:p text:style-name="P14">销售员一定要牢记长话短说，说话时应察言观色，如果对方没有让我们继续说下去的意思，应提早住口，有时沉默是金。</text:p>
      <text:p text:style-name="P14"/>
      <text:h text:style-name="P63" text:outline-level="2"><text:span text:style-name="T15">谦虚一点</text:span><text:span text:style-name="T16">，把表现的机会留给客户</text:span></text:h>
      <text:p text:style-name="P15">在人际交往中，很多人想靠努力表现自己的聪明才智来赢得交往的主动，其实这是再拙劣不过的交际方法。每个人在他人面前都想满足自己的表现欲，人人都有表现欲，我们的客户也不例外。</text:p>
      <text:p text:style-name="P7"><text:span text:style-name="T6">客户的这种表现欲一般表现为想当然</text:span><text:span text:style-name="T7">，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pan text:style-name="T17">销售员尤金</text:span><text:span text:style-name="T18">·威尔森的例子：</text:span></text:p>
      <text:p text:style-name="P16">威尔森之所以花三年时间都没有在服装设计师那里推销成功，就在于他以前总是告诉客户草图的设计如何如何新颖，如何如何适合他，不断催促对方来买他的产品，却从来不管对方的想法。</text:p>
      <text:p text:style-name="P16"><text:soft-page-break/>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p>
      <text:p text:style-name="P16"/>
      <text:p text:style-name="P7"><text:span text:style-name="T18">所以</text:span><text:span text:style-name="T19">，</text:span><text:span text:style-name="T8">销售员在销售过程中一定要谦虚，尽量把表现的机会留给客户，让客户给我们多提一些宝贵建议，变“我要卖”为“他要买”，这样才能更有利于我们的销售</text:span><text:span text:style-name="T19">。</text:span></text:p>
      <text:p text:style-name="P17"/>
      <text:h text:style-name="P63" text:outline-level="2">向客户证明价格是合理的或利润是可观的</text:h>
      <text:p text:style-name="P7"><text:span text:style-name="T19">既物美又价廉的产品自然好销售</text:span><text:span text:style-name="T20">，但大多数时候都不能两全其美，这就要求销售员发挥作用，将品质好的产品卖上个好价钱。</text:span></text:p>
      <text:p text:style-name="P18"/>
      <text:p text:style-name="P7"><text:span text:style-name="T20">销售员在推销时还必须将</text:span><text:span text:style-name="T9">购买产品后的利益具体化、现实化，使其能够令客户信服</text:span><text:span text:style-name="T20">。</text:span></text:p>
      <text:p text:style-name="P17"/>
      <text:p text:style-name="P11"><text:span text:style-name="T19">从销售员推销椅子等案例中</text:span><text:span text:style-name="T1">，我们可以得出这样一个心理营销策略，即</text:span><text:span text:style-name="T4">销售员要学会向客户证明产品的价格是合理的</text:span><text:span text:style-name="T1">，如果客户不舍得花钱购买我们的产品，觉得价格高，难以接受，而想选择一些相对便宜的产品，销售员可以将两者进行</text:span><text:span text:style-name="T4">对比、示范</text:span><text:span text:style-name="T1">，向客户强调所销售产品的独特优点，</text:span><text:span text:style-name="T4">说明自己推荐的产品能给他带来实实在在的利益</text:span><text:span text:style-name="T1">，激起他的购买欲望，这样客户才能心甘情愿地购买。</text:span></text:p>
      <text:p text:style-name="P17"/>
      <text:h text:style-name="P63" text:outline-level="2"><text:span text:style-name="T19">强化情绪体验</text:span><text:span text:style-name="T21">，让客户花钱花得开心</text:span></text:h>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17"/>
      <text:p text:style-name="P7"><text:span text:style-name="T19">那么</text:span><text:span text:style-name="T24">怎么才能让客户花钱花得开心呢？</text:span><text:span text:style-name="T10">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15"/>
      <text:p text:style-name="P7"><text:span text:style-name="T16">宝马销售员小陈的例子</text:span><text:span text:style-name="T24">：</text:span></text:p>
      <text:p text:style-name="P19">调动客户的愉悦感，正是这种臆想中的愉悦感能捕捉客户的心。而客户的心则是通往客户的钱袋最快的途径。</text:p>
      <text:p text:style-name="P19"/>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20"/>
      <text:h text:style-name="P63" text:outline-level="2">老谋深算的客户如何欺骗你</text:h>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21"><text:soft-page-break/></text:p>
      <text:p text:style-name="P7"><text:span text:style-name="T27">销售员要学会分析客户心里的虚实</text:span><text:span text:style-name="T28">。如果客户提出的是真实问题，我们就要为他耐心解答，否则就要学会巧妙地避开这个问题。</text:span></text:p>
      <text:p text:style-name="P22"/>
      <text:p text:style-name="P7"><text:span text:style-name="T28">那么</text:span><text:span text:style-name="T29">，销售员该如何揭开客户心理的面纱，判断问题的真假呢？以下几个方法可供参考：</text:span></text:p>
      <text:p text:style-name="P10"><text:span text:style-name="T13">1. </text:span><text:span text:style-name="T11">假设法</text:span><text:span text:style-name="T29">：</text:span><text:span text:style-name="T30">就是假设这个问题已经解决了，客户会不会购买？</text:span></text:p>
      <text:p text:style-name="P29">比如，客户说：“你们的产品没有很好的售后服务。”销售员可以说：“如果我们的售后服务让你满意的话，您 是不是就决定购买了呢？”如果客户的回答是肯定的，那么这个问题就是真实问题。</text:p>
      <text:p text:style-name="P7"><text:span text:style-name="T13">2. </text:span><text:span text:style-name="T12">反问法</text:span><text:span text:style-name="T30">：就是销售员来反问客户，让客户自己去解决自己提出的问题。</text:span></text:p>
      <text:p text:style-name="P30">比如，客户说：“你们的产品没有很好的售后服务。”销售员可以说：“那您觉得什么样的售后服务您能满意呢？”如果客户提出了具体的要求，那么这个问题就是真实问题。</text:p>
      <text:p text:style-name="P23"><text:span text:style-name="T48">3. </text:span><text:span text:style-name="T47">转化法</text:span>：就是把客户提出的问题转化成我们的售后服务。</text:p>
      <text:p text:style-name="P31">比如，客户说：“你们的产品没有很好的售后服务。”销售员可以说：“您的担心是应该的，我们现在的售后服务确实不是很完善。但您要知道我们的客户投诉量是最少的，这就说明我们的质量是最有保证的。质量和售后服务您会选择哪一个？”</text:p>
      <text:p text:style-name="P23"/>
      <text:p text:style-name="P23">在销售过程中，<text:span text:style-name="T47">客户有异议或者拒绝销售员，这都是很常见的。然而，关键的是销售员在识别了客户的心理，认清了问题的真假后，要能充分发挥自己的个人能力，引导客户跟着自己的思路走，把问题和异议处理好，变拒绝为接受</text:span>。</text:p>
      <text:p text:style-name="P23">以下五种方法可供参考：</text:p>
      <text:p text:style-name="P27">1. 提前进行巧妙的暗示</text:p>
      <text:p text:style-name="P24">销售员在开始同客户会面时，就应留意向客户做出对商品的肯定暗示，从而使对方说不出拒绝的理由。</text:p>
      <text:p text:style-name="P24">做出诸如此类的暗示后，要给客户一些时间，以便这些暗示逐渐渗透到客户的潜意识里。</text:p>
      <text:p text:style-name="P24">只要我们在推销一开始，就利用这个方法给客户一些积极的心理暗示，客户的态度就会随之变得积极起来。当我们稍后再试探客户的购买意愿时，他可能会再度想起那个暗示，并且会忘记这个暗示是来自于他人，甚至还会认为这就是自己思考得来的。因此，这些积极的心理暗示可以帮助销售员避免客户那些节外生枝的拒绝和异议的提出，直到与我们成交。</text:p>
      <text:p text:style-name="P27">2. 引导客户的真心话</text:p>
      <text:p text:style-name="P24">客户在敷衍销售员时，销售员要试着引出客户的真心话，比如可以直接询问客户：“您提出异议是不是因为贵公司最近资金比较紧张，对于购买这些设备存在一定的压力呢?”若能让客户说出真心话，了解其中的原因，就有希望进一步去促成。</text:p>
      <text:p text:style-name="P27">3. 笑而不答法</text:p>
      <text:p text:style-name="P24">有些客户的异议没有明显的动机，也许只是习惯或者是发泄，这时，我们只要面带笑容点头同意或装傻就好了。特别是一些大型销售中，客户内部关系错综复杂，销售员说话要格外小心。</text:p>
      <text:p text:style-name="P28">4. 借力法</text:p>
      <text:p text:style-name="P25">以其人之道还治其人之身，将客户的异议转变为说服客户购买的理由，迅速地陈述带给客户的利益，以引起客户的注意。“这正是我认为您要购买的理由。”</text:p>
      <text:p text:style-name="P26"><text:span text:style-name="T47">5.</text:span> <text:span text:style-name="T47">第三方证明法</text:span>，</text:p>
      <text:p text:style-name="P26">国家权威机构的检测报告、已使用本产品的客户名单和联系方式或者邀请客户到工厂实地考察等。</text:p>
      <text:p text:style-name="P26">总之，销售人员要学会随机应变，做好客户心理的侦查员，做到在不同的情境中，灵活运用不同的应对方法来面对不同类型的客户，满足他们的需求。这样可以使我们转败为胜，极大程度上提升我们的成交概率。</text:p>
      <text:p text:style-name="P26"/>
      <text:h text:style-name="P61" text:outline-level="1"><text:soft-page-break/>第二章 做销售，就要懂点心理“显规则”</text:h>
      <text:p text:style-name="P26"/>
      <text:p text:style-name="P32">在做销售时，销售员常常猜不透客户的心思，所以不知道该怎么去回应客户，结果屡战屡败。</text:p>
      <text:p text:style-name="P32">于是，销售员开始害怕客户的拒绝，不敢去拜访客户，没有拜访率，业绩可想而知。这是我们没有掌握做销售的一些心理“显规则”的缘故。</text:p>
      <text:p text:style-name="P32"/>
      <text:h text:style-name="P63" text:outline-level="2">伯内特定律：让产品在客户心中留下深刻的印象</text:h>
      <text:p text:style-name="P32"/>
      <text:p text:style-name="P32">产品要占领市场，先占领客户的头脑。</text:p>
      <text:p text:style-name="P33">--伯内特定律(美国广告专家利奥<text:span text:style-name="T1">·伯利特</text:span>)</text:p>
      <text:p text:style-name="P26"/>
      <text:p text:style-name="P26">在当今的市场竞争中<text:span text:style-name="T50">，这个定律给小说人员带来的启示是：没有创意就没有市场，市场和商机都孕育在创意之中。只有不断地发现客户的需求，并千方百计地用广告的创意和产品的创新来吸引更多的客户，让产品在客户的头脑中占有重要的位置，才能促使客户购买我们的产品，才能在激烈的商品竞争中畅销不衰。</text:span></text:p>
      <text:p text:style-name="P26"/>
      <text:p text:style-name="P26">这是因为客户有一种容易被新奇事物吸引的心理<text:span text:style-name="T51">，所以新颖的广告和特色的产品能够在客户心中留下深刻的印象，激起客户的购买欲望。</text:span></text:p>
      <text:p text:style-name="P26">并且人们都喜欢购买自己熟悉的产品<text:span text:style-name="T51">，通过广告的不断重复，能够让客户对产品有一定的了解。同时，广告在潜移默化中让客户在心理上接受了产品，从而占领的客户的头脑。</text:span></text:p>
      <text:p text:style-name="P26"/>
      <text:p text:style-name="P34">“鹤鸣”鞋店的例子：</text:p>
      <text:p text:style-name="P34">通过一个创意的广告，使顾客对产品产生了好感和好奇心，勾起他们购买产品的欲望和冲动，从而取得销售上的成功的。</text:p>
      <text:p text:style-name="P34"/>
      <text:p text:style-name="P34">豆制品的例子<text:span text:style-name="T52">：(草莓味、香蕉味豆浆；奶油、咖啡、果汁三色豆腐)</text:span></text:p>
      <text:p text:style-name="P34">要想占领消费者的头脑<text:span text:style-name="T52">，不仅要进行广告宣传，更要从产品本身着手，使产品别具特色，创造新的市场和产品需求。只有这样，产品才能占领消费者的心理空间，我们才能赢得销售的契机。</text:span></text:p>
      <text:p text:style-name="P34"/>
      <text:p text:style-name="P34">做销售一定要懂得客户的心理<text:span text:style-name="T52">，除了要让客户购买我们的产品，还要让他们喜爱我们的产品，做到在客户心里，我们的产品是他唯一的选择。所以我们必须具有强烈的塑造形象的意识，像保护眼睛一样维护产品在客户心中的形象。</text:span></text:p>
      <text:p text:style-name="P34"/>
      <text:h text:style-name="P63" text:outline-level="2">二八定律<text:span text:style-name="T52">：维护好大客户的面子</text:span></text:h>
      <text:p text:style-name="P34">社会上的人似乎很自然地分为两大类<text:span text:style-name="T52">：一类被他称之为“举足轻重的少数人”，另外一类则是“无足轻重的多数人”。前者在金钱和地位方面声名显赫，约占总人数的20%；后者生活在底层，约占80%。并且，几乎所有的经济活动都受二八定律的支配。</text:span></text:p>
      <text:p text:style-name="P35">– 维尔弗雷德<text:span text:style-name="T31">·帕累托(意大利著名经济学家)</text:span></text:p>
      <text:p text:style-name="P37"/>
      <text:p text:style-name="P34"><text:soft-page-break/>在销售中<text:span text:style-name="T53">，这一定律体现在20%的客户带来了80%的销售额。这意味着，大客户对销售人员来说至关重要。</text:span></text:p>
      <text:p text:style-name="P34"/>
      <text:p text:style-name="P34">大客户往往给销售员带来大订单<text:span text:style-name="T54">，并且大客户对于本区域的其他客户往往具有极大的广告和示范效应，有利于销售员的进一步推销。</text:span></text:p>
      <text:p text:style-name="P34">但是<text:span text:style-name="T54">，大客户也给销售员带来了前所未有的挑战。这是因为在他们心里，也往往以大客户自居，认为自己对销售员及销售员所在的公司具有非常重要的作用，所以觉得自己应该收到最好的服务，如果销售员稍有不周就会百般刁难，甚至有时对销售员的态度暴躁无礼，还会提出种种不合理的要求，并且认为这是理所当然的。</text:span></text:p>
      <text:p text:style-name="P34">大客户往往是很爱面子的人<text:span text:style-name="T54">，如果销售员这时顶撞的大客户，即使自己是有理的，那么也很有可能把交易搞砸，遭受损失。</text:span></text:p>
      <text:p text:style-name="P34"/>
      <text:p text:style-name="P34">对待大客户<text:span text:style-name="T55">，我们绝不可以掉以轻心。如果销售员碰到了上述这一类大客户，就要注意把握他们的心理，运用一些策略维护好大客户的面子，维持与大客户关系的健康状态。</text:span></text:p>
      <text:p text:style-name="P34"/>
      <text:p text:style-name="P34">在平时与大客户的交谈中<text:span text:style-name="T55">，我们可以灵活运用以下两种方法来化解客户的不良情绪，在不损害客户面子的基础上达到自己的目的，取得更好的销售业绩。</text:span></text:p>
      <text:p text:style-name="P36"><text:span text:style-name="T47">1. 置换法</text:span><text:span text:style-name="T49">，</text:span>服装销售玛丽的例子(客户试穿过的衣服说可能是家里的孩子试穿过)：</text:p>
      <text:p text:style-name="P36">指说话人为避免直接指出对方的缺点或问题时，有意进行置换，<text:span text:style-name="T56">把可能会丢面子的事，转换到其他人身上，这样可以减少与对方的冲突，为对方找到了台阶下。</text:span></text:p>
      <text:p text:style-name="P36"><text:span text:style-name="T47">2. 使用模糊语言</text:span><text:span text:style-name="T49">，</text:span>电脑销售小王的例子(使用模糊词，咱们代替你等)</text:p>
      <text:p text:style-name="P36">当遇到大客户提出无礼的要求或恶劣的态度时，为了避免冲突，也为了给双方留有回旋的余地，不宜用明确的语言，而最好用模糊的语言。在不能满足对方的要求时，不要直接说不，这样可以减轻对方的挫败感，使得对方比较容易接受。</text:p>
      <text:p text:style-name="P36"/>
      <text:p text:style-name="P36">总之，掌握二八定律，认识到大客户对销售工作的重要意义对销售员来说是非常重要的。当销售员遇到难缠的大客户时，应该理解他们的心情，不妨像案例中的玛丽和小王一样，要顾全大局，运用一些巧妙的销售策略来避免和客户发生正面冲突。</text:p>
      <text:p text:style-name="P36"/>
      <text:h text:style-name="P63" text:outline-level="2">奥美定律<text:span text:style-name="T57">：把客户当做上帝一样服务，客户就会关照你的生意</text:span></text:h>
      <text:p text:style-name="P36">客户购买产品时都希望能够接受良好的服务<text:span text:style-name="T57">，如果销售员不仅能为客户提供优质的产品，而且还送去真诚周到的服务，那么客户自然会回报你。反之，如果服务不好，那么即使再好的产品客户都不会考虑了。</text:span></text:p>
      <text:p text:style-name="P36"/>
      <text:p text:style-name="P36">沃尔玛的例子<text:span text:style-name="T58">：</text:span></text:p>
      <text:p text:style-name="P36">坚持最好的服务一天两天容易<text:span text:style-name="T58">，但时间长了就很难尽善尽美了，然而沃尔玛却几十年如一日地对待顾客。面对“天天低价”、“十英尺态度”等如此良好的服务，客户怎能不回报沃尔玛呢？</text:span></text:p>
      <text:p text:style-name="P36"/>
      <text:p text:style-name="P36">海尔的例子<text:span text:style-name="T58">：</text:span></text:p>
      <text:p text:style-name="P36">服务态度的真诚也很重要<text:span text:style-name="T58">，海尔有一句响亮的口号：真诚到永远！</text:span></text:p>
      <text:p text:style-name="P36"/>
      <text:p text:style-name="P36">销售员要想获得成功并不需要什么特别的法宝<text:span text:style-name="T58">，我们只要遵循奥美定律，把客户当做上帝一样，真诚周到地为它们服务，那么客户自然会被感动，我们也就不愁不能赢得客户的心了。</text:span></text:p>
      <text:p text:style-name="P36"/>
      <text:h text:style-name="P63" text:outline-level="2"><text:soft-page-break/>布利斯定律：设立销售目标和计划</text:h>
      <text:p text:style-name="P38"/>
      <text:p text:style-name="P38"><text:span text:style-name="T47">在做一项工作之前，如果给自己设定目标，花时间做工作计划，那么完成这项工作所需的总时间就会减少</text:span>，这项发现后来被称为布利斯定律。</text:p>
      <text:p text:style-name="P38"/>
      <text:p text:style-name="P38">面对工作，人人都有懈怠心理，而销售这项工作是需要付出努力才有回报的，容不得半点偷懒的心理。指定目标可以对销售员起到一个激励的作用，让他们时刻处于备战状态，为了目标而不断奋斗。</text:p>
      <text:p text:style-name="P38">同时制定工作计划也可以让销售员对所要做的工作做到心中有数，遇到事情时不会乱了手脚，这样可以使他们面对客户时更加自信，从而取得成功。</text:p>
      <text:p text:style-name="P38"/>
      <text:p text:style-name="P38">作为一名业务员，你必须为自己建立能够达到的实际目标。当你达到了这些目标，就能把目标再提升一点，并再努力达到。如果你仅仅建立长期目标，而没有建立相应的中短期目标，则长期目标就会变得遥遥无期，甚至难以达到，从而使你泄气，只能撒手作罢。比之于为某些重要的但长远的目标进行艰苦卓绝的苦斗，我认为，一系列小小的胜利也极富有现实意义—运用这种方法，你就能达到长期目标。</text:p>
      <text:p text:style-name="P39">--乔<text:span text:style-name="T32">·坎多尔弗(著名业务员)</text:span></text:p>
      <text:p text:style-name="P40"/>
      <text:p text:style-name="P38"><text:span text:style-name="T32">销售员小张的例子</text:span><text:span text:style-name="T33">：</text:span></text:p>
      <text:p text:style-name="P41">不断为自己设定目标，并向着目标的方向不断努力来完成销售任务，取得丰厚的回报。</text:p>
      <text:p text:style-name="P40"/>
      <text:p text:style-name="P38"><text:span text:style-name="T32">作为销售员</text:span><text:span text:style-name="T33">，在你做销售之前，需要制定一个具体的销售目标，大至好几年的销售额，再到具体的月销售目标。向着目标去努力，不断打破自己的销售记录。</text:span></text:p>
      <text:p text:style-name="P41"/>
      <text:p text:style-name="P38"><text:span text:style-name="T33">要实现自己的目标</text:span><text:span text:style-name="T34">，还需要制定一份合理的计划来支撑它。</text:span></text:p>
      <text:p text:style-name="P42"/>
      <text:p text:style-name="P42">销售员小赵的例子：</text:p>
      <text:p text:style-name="P42">销售运用好布利斯定律，会对一个人的心理产生魔力，指定好的目标和计划，让它们时刻鼓舞着自己，调动起自己内心的热情，从而不断取得良好的业绩。</text:p>
      <text:p text:style-name="P42"/>
      <text:h text:style-name="P63" text:outline-level="2">哈默定律：只要人有需求，就有销售存在</text:h>
      <text:p text:style-name="P43">天下没有坏买卖，只有蹩脚的买卖人。</text:p>
      <text:p text:style-name="P44">--犹太人阿曼德<text:span text:style-name="T1">·哈默</text:span></text:p>
      <text:p text:style-name="P43"/>
      <text:p text:style-name="P43">对于销售员来说，不存在无法成交的客户，只有不懂得客户心理，没有掌握合适的销售方法的销售员。</text:p>
      <text:p text:style-name="P43"/>
      <text:p text:style-name="P43">其实，只要客户有需求，就可以销售成功，即使表面上看起来客户没有需求，但我们也可以通过把握客户心理，来创造出客户的需求。</text:p>
      <text:p text:style-name="P43"/>
      <text:p text:style-name="P43">把木梳卖给和尚的例子：</text:p>
      <text:p text:style-name="P43">同样的梳子，同样的市场和目标客户，销售员能否把握客户心理来创造市场需求，对销售结果的影响很大。</text:p>
      <text:p text:style-name="P43">甲以一种静止的眼光来看待客户，以一种固有的思维来应对市场，尽管很努力，但是这种努力把不需要的东西卖给顾客，这种销售注定不会成功。</text:p>
      <text:p text:style-name="P43"><text:soft-page-break/>乙和丙在营销思维上要远远超越甲，虽然和尚不需要木梳，但如果从资源的角度来看，和尚的下游资源—香客和施主却需要木梳，所以借用下游资源来开发梳子的销路。在这点上，乙进行的是一般意义上的大客户营销。</text:p>
      <text:p text:style-name="P43">丙在三个销售员当中是最成功的，他抓住香客求佛祈祷吉祥、幸运、平安的心理，挖掘到产品的文化价值，并利用方丈升级的产品档次，扩大了产品销量，并给自己的销路预留了管道，不断地扩大产品销售规模，帮助客户建立双赢，在文化内涵和品牌价值上做了延伸，结合市场的需要和消费者的心理做了更为精致的细分，从看似没有市场需求创造出符合市场需要的产品，自己也赚取了最大化的利润。丙的成功也充分证明了哈默定律。</text:p>
      <text:p text:style-name="P43"/>
      <text:p text:style-name="P43">所以，销售员在销售中遇到低谷时，不要怨天尤人，要从哈默定律中获得启示，反省自己在工作中哪个环节出现了问题，积极寻找更好的销售策略。要突破固有的思维模式，善于分析客户心理，创造市场需求，从而打开销路，并建立起长久的销售管道，使事业越做越大。</text:p>
      <text:p text:style-name="P43"/>
      <text:h text:style-name="P64" text:outline-level="2">原一平定律：失败时要有百折不挠的毅力</text:h>
      <text:p text:style-name="P45"><text:span text:style-name="T1">原一平：日本保险业连续</text:span><text:span text:style-name="T35">15年全国业绩第一的“推销之神”，他之所以取得了一般人难以企及的成就，是因为他有着百折不挠的毅力。这也是原一平定律的最核心内容。</text:span></text:p>
      <text:p text:style-name="P47"/>
      <text:p text:style-name="P46"><text:span text:style-name="T35">小时候家庭优越，性情玩劣，</text:span><text:span text:style-name="T36">23岁离开长野到东京打天下。</text:span></text:p>
      <text:p text:style-name="P48">第一份工作就是推销，但是遇到了骗子，卷走了保证金和会费。</text:p>
      <text:p text:style-name="P45">后来勉强加入了明知保险公司，七个月没有业绩，生活困苦。</text:p>
      <text:p text:style-name="P45">为了取得成功，他日夜奔波，拼命工作。他经常对着镜子里的自己大声喊：“全世界独一无二的原一平，有超人的毅力和旺盛的斗志，所有的落魄都是暂时的，我一定要成功，我一定会成功”。通过这种方式，原一平使自己时刻保持信心和热情，避免丝毫的松懈。</text:p>
      <text:p text:style-name="P45"/>
      <text:p text:style-name="P45">虽然身处困境，但他依然精神抖擞。上班的路上，他不断微笑着和擦肩而过的行人打招呼。有一位绅士看到他这副快乐的样子，很受感染，便邀请他共进早餐。尽管他饿得要死，但还是委婉地拒绝了。当得知他是保险公司的推销员时，绅士便说：“既然你不赏脸和我吃顿饭，我就投你的保好吧！”他终于签下了生命中的第一张保单。更令他惊喜的是，那位绅士是一家大酒店的老板，帮他介绍了不少业务。</text:p>
      <text:p text:style-name="P45"/>
      <text:p text:style-name="P45"><text:span text:style-name="T1">从这一天开始，原一平的命运否极泰来，它的工作业绩开始直线上升。到年底统计，他在九个月内共实现了</text:span><text:span text:style-name="T37">16.8万日元的保费，远远超过了公司其他的同事。这次成功让原一平泪流满面，他对自己说：“原一平，你干得好，你这个不吃中午饭，不坐公车，住公园的穷小子，干得好！”</text:span></text:p>
      <text:p text:style-name="P49"/>
      <text:p text:style-name="P49">正是这一团永不服输的火焰时刻鼓舞着他不断努力，通过学习来充实自己，在付出了无数的艰辛和汗水之后，终于战胜了失败，到达了成功的彼岸。</text:p>
      <text:p text:style-name="P49"/>
      <text:p text:style-name="P49">定期举行“原一平批评会”，听取大家对自己提出的意见，来检讨自我，改进自我，这一习惯保持了多年。</text:p>
      <text:p text:style-name="P49">偶然结识吉田和尚，被吉田和尚的教诲折服。从此，每星期坚持去寺庙听吉田胜逞、伊藤道海法师讲禅，来提高自己的修为，反省自己，透视自己。</text:p>
      <text:p text:style-name="P45"><text:span text:style-name="T37">为了征服客户，赢得客户的信任，他对着镜子苦练微笑，并把微笑分为</text:span><text:span text:style-name="T38">38种。</text:span></text:p>
      <text:p text:style-name="P50">为了赢得一个大客户，在三年零八个月的时间里，70次扑空，71次获得成功。</text:p>
      <text:p text:style-name="P50"/>
      <text:p text:style-name="P50">推销是一条孤寂而艰难的路，可能遭受的冷遇和失败都远远超过其他行业。然而，原一平正是靠着百折不挠的毅力才走过的这条荆棘路，创造了世界奇迹，称为世人所敬佩的“推销之神”。</text:p>
      <text:p text:style-name="P51"><text:soft-page-break/>斯通定律：把拒绝当作是一种享受</text:p>
      <text:p text:style-name="P51"/>
      <text:p text:style-name="P51">态度决定结果，对于同样一件事，用不同的态度去对待，就可能有完全不同的结果。</text:p>
      <text:p text:style-name="P52">--蒙特<text:span text:style-name="T1">·斯通(美国保险怪才</text:span><text:span text:style-name="T39">、成功学导师</text:span><text:span text:style-name="T1">)</text:span></text:p>
      <text:p text:style-name="P51"/>
      <text:p text:style-name="P51"><text:span text:style-name="T1">在销售中</text:span><text:span text:style-name="T39">，也可以利用斯通定律来指导我们如何与客户相处。我们都知道，在销售中，遭到客户拒绝是很正常的事</text:span><text:span text:style-name="T40">。</text:span></text:p>
      <text:p text:style-name="P53">美国营销专家的研究表明，销售人员每达成一次交易，至少要受到客户六次拒绝。在面对拒绝时，销售员的态度决定了这次交易最后能否成功。如果销售员能以积极的态度来面对拒绝，从容不迫、气度非凡，把这次拒绝看成是距离成功又近了一步，那么，遭受拒绝就不再是一件令人痛苦的事。我们可以在拒绝中寻找扭转败局的契机，促使成功的到来。当我们凭借着积极的态度、良好的心理素质一次次地战胜拒绝，迎来源源不断的成功时，我们就会发现拒绝原来也可以是一种享受。</text:p>
      <text:p text:style-name="P53"/>
      <text:p text:style-name="P51"><text:span text:style-name="T40">被客户</text:span><text:span text:style-name="T41">39次拒绝的</text:span><text:span text:style-name="T40">推销员的例子</text:span><text:span text:style-name="T41">：</text:span></text:p>
      <text:p text:style-name="P54">已积极的心态来面对客户的拒绝。他知道要想成功就必须经历无数次的失败，因此做好了遭受拒绝的心理准备，所以当拒绝来临时不仅没有表现出失落的情绪，反而感谢客户加快了他成功的步伐，正是他的这种积极乐观的人生态度及对成功的信心打动了客户。</text:p>
      <text:p text:style-name="P54"/>
      <text:p text:style-name="P54">所以，当我们面对客户的拒绝时，一定要保持积极的心态，以积极的态度征服客户的心，然后再以退为进，来进一步争取成功。</text:p>
      <text:p text:style-name="P51"/>
      <text:p text:style-name="P51"><text:span text:style-name="T1">总之</text:span><text:span text:style-name="T42">，客户的拒绝并不可怕，只要我们认识到斯通定律的重要作用</text:span><text:span text:style-name="T43">，始终保持积极的态度，那么我们就可以战胜内心对拒绝的恐惧，同时使客户被我们积极乐观的心态所感染。之后我们再进一步寻找销售的机会，不轻易放弃，相信我们是有可能将客户的心理从拒绝转为接收的。</text:span></text:p>
      <text:p text:style-name="P51"/>
      <text:p text:style-name="P51"/>
      <text:h text:style-name="P62" text:outline-level="1"><text:span text:style-name="T1">第三章 卖货其实就是卖</text:span><text:span text:style-name="T44">“</text:span><text:span text:style-name="T1">心</text:span><text:span text:style-name="T44">”</text:span></text:h>
      <text:p text:style-name="P55"/>
      <text:h text:style-name="P63" text:outline-level="2">购买之前，客户需要一千个消费的理由</text:h>
      <text:p text:style-name="P55">同一种产品或服务有成千上百家提供者，为什么客户偏偏要购买我们的产品呢？在我们要把产品销售给客户之前，必须给他一个消费理由。这个理由是什么呢？是产品的质量好、服务到位吗？在同类产品或服务的竞争者中不乏比我们质量更上乘、服务更周到的。是我们的价格低吗？如果我们想打价格战，其他竞争者也可奉陪到底。其实，真正吸引客户的不仅仅是质量和价格，更重要的是我们在销售的某一点打动了客户的心，只有打动客户的心，客户才会对我们忠实，所以卖货其实就是卖“心”。</text:p>
      <text:p text:style-name="P55"/>
      <text:h text:style-name="P63" text:outline-level="2">记住，嫌货才是卖货人</text:h>
      <text:p text:style-name="P55">嫌货才是卖货人是一句台湾俚语，意思是说，嫌货品不好的人才是真正的内行，才是对我们的产品有购买意愿的人。</text:p>
      <text:p text:style-name="P55"/>
      <text:p text:style-name="P55">一旦遇到异议，成功的销售员会意识到，他已经到达了金矿；当他开始听到不同意见时，他就是在挖金子了；只有得不到任何不同意见时，他才真正感到担忧，因为没有异议的人一般不会认真地考虑购买。</text:p>
      <text:p text:style-name="P56">--汤姆<text:span text:style-name="T60">·霍普金斯(美国著名推销大师)</text:span></text:p>
      <text:p text:style-name="P55"/>
      <text:p text:style-name="P55">卖水果的刘先生的例子<text:span text:style-name="T59">：</text:span></text:p>
      <text:p text:style-name="P55">只有那些嫌货色不好的人才是真心想买我们产品的顾客<text:span text:style-name="T59">。刘先生能够做到完全不在乎顾客批评自己的水果，一点也不生气，始终面带微笑为顾客服务，这不只是说明刘先生有修养，更重要的是他具备对顾客心理的深刻洞察力。</text:span></text:p>
      <text:p text:style-name="P55"/>
      <text:p text:style-name="P55">在推销的任何阶段<text:span text:style-name="T61">，客户都有可能对我们的产品的任何方面提出异议。销售人员要时时刻刻做好这种心理准备，对客户的异议不能轻视，更不能心存芥蒂。事实上，销售的过程就是不断地解决顾客提出的异议直至达成交易的过程。不嫌我们货的人，往往是走马观花的看客，他们是不会把精力浪费在你身上的。所以，销售人员要像刘先生一样，看透顾客嫌货的心理。</text:span></text:p>
      <text:p text:style-name="P58"/>
      <text:h text:style-name="P63" text:outline-level="2">让客户知道除了他之外还有谁买过</text:h>
      <text:p text:style-name="P58">客户不敢做第一个吃螃蟹的人<text:span text:style-name="T62">，他们不愿意承担“被螃蟹夹伤”的疼痛，不愿意成为产品的“实验者”。</text:span></text:p>
      <text:p text:style-name="P58">要想解决这个问题<text:span text:style-name="T62">，就要让客户知道除了自己之外，还有谁买过该产品，不要让客户做尝鲜者。所以在销售过程中，推销员可以借助第三方的力量来给你的产品作证，这样客户的怀疑、担忧心理就会减弱，签单也就更容易一些。</text:span></text:p>
      <text:p text:style-name="P59">1. 提一提彼此都熟悉的人，比如说这次拜访是通过熟人介绍来的，或者提一下客户的朋友、亲戚，可以更容易打通这一面，因为客户在一般的情况下都会不看僧面看佛面，借助第三方面子，可以消除客户的戒备。</text:p>
      <text:p text:style-name="P59">2. 提一下客户行业的知名公司，向客户提一下自己以前的一些客户，不仅可以借助这些知名公司的名望，还可以证实自己公司的实力是不容小视的。</text:p>
      <text:p text:style-name="P60">3. 提一下客户所崇拜的公众名人，利用这些名人的公众效应，让客户认为“连这些名人都使用他们公司的产品，可见产品应该是不错的”。</text:p>
      <text:p text:style-name="P60"/>
      <text:h text:style-name="P63" text:outline-level="2"><text:soft-page-break/>不许偷看他偏看，你不卖他偏要</text:h>
      <text:p text:style-name="P60">在与人交往的过程中，我们会发现有时对方总是反对我们的见解，并且愿意跟我们较真。其实这是人的一种逆反心理的表现。</text:p>
      <text:p text:style-name="P60">逆反心理是人类的本能抵抗意识，并非故意伤害对方；逆反心理还跟人的自我表现欲望有关，通过反对我们的意见，表明他比我们的见解更高一筹。</text:p>
      <text:p text:style-name="P60"/>
      <text:p text:style-name="P57">不同年龄、不同性别、不同身份低位的人都会有逆反心理，客户也不例外。在我们销售的过程中，客户的逆反心理会更强烈地表现出来，他对我们怀着本能的防范心理，表现在谈话过程中就是不停地反对我们，我们说好，他偏说不好，我们越让他买他越不买。</text:p>
      <text:p text:style-name="P57">所以，面对客户的逆反心理我们不能蛮干，既然客户不想看我们的产品，那我们就不必让他们看了；既然客户不想买我们的产品，那么我们就不要卖了。说不定这样会收到意想不到的效果。</text:p>
      <text:p text:style-name="P57"/>
      <text:p text:style-name="P57">酒吧写不准偷看的例子：</text:p>
      <text:p text:style-name="P57">这家酒吧不让客户偷看酒桶，顾客反而抢着来看，想探个究竟。酒吧老板就是利用顾客的这种逆反心理来刺激他们的兴趣，使越来越多人了解到了酒的卓越品质，从而来光顾这家酒吧。</text:p>
      <text:p text:style-name="P57"/>
      <text:p text:style-name="P57">张先生换车子的例子：</text:p>
      <text:p text:style-name="P57">最后一位销售员不建议老张买车，老张反倒自愿地买了一辆车。这是因为他很了解老张的心理，所以他采取与其他销售员相反的做法，出奇制胜。这样就消除了老张对销售员的抵抗情绪，同时引起了老张“你不卖我偏买”的逆反心理<text:span text:style-name="T63">。</text:span></text:p>
      <text:p text:style-name="P57"/>
      <text:p text:style-name="P57">上述这两个案例充分利用了客户的逆反心理来使销售获得成功<text:span text:style-name="T64">，可见，客户的逆反心理对销售员来说并不完全是障碍，有时候反倒是我们成功的契机。所以销售时，我们可以转换思维，分析客户的逆反心理，为我所用。</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3-22T10:39:38.787624289</dc:date>
    <meta:editing-duration>PT10H35M32S</meta:editing-duration>
    <meta:editing-cycles>68</meta:editing-cycles>
    <meta:generator>LibreOffice/5.1.6.2$Linux_x86 LibreOffice_project/10m0$Build-2</meta:generator>
    <meta:document-statistic meta:table-count="0" meta:image-count="0" meta:object-count="0" meta:page-count="12" meta:paragraph-count="206" meta:word-count="11940" meta:character-count="12008" meta:non-whitespace-character-count="11990"/>
  </office:meta>
</office:document-meta>
</file>